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.403738971422644">
            <text:p>6.403738971422644</text:p>
          </table:table-cell>
          <table:table-cell office:value-type="float" office:value="6.187580626300494">
            <text:p>6.187580626300494</text:p>
          </table:table-cell>
          <table:table-cell office:value-type="float" office:value="5.773605484517651">
            <text:p>5.773605484517651</text:p>
          </table:table-cell>
          <table:table-cell office:value-type="float" office:value="5.88242312777302">
            <text:p>5.88242312777302</text:p>
          </table:table-cell>
          <table:table-cell office:value-type="float" office:value="5.583828704098959">
            <text:p>5.583828704098959</text:p>
          </table:table-cell>
          <table:table-cell office:value-type="float" office:value="5.627745204099777">
            <text:p>5.627745204099777</text:p>
          </table:table-cell>
          <table:table-cell office:value-type="float" office:value="5.848696669699073">
            <text:p>5.848696669699073</text:p>
          </table:table-cell>
          <table:table-cell office:value-type="float" office:value="6.5409665396418095">
            <text:p>6.5409665396418095</text:p>
          </table:table-cell>
          <table:table-cell office:value-type="float" office:value="6.649616521051889">
            <text:p>6.649616521051889</text:p>
          </table:table-cell>
          <table:table-cell office:value-type="float" office:value="6.643227716997979">
            <text:p>6.643227716997979</text:p>
          </table:table-cell>
          <table:table-cell office:value-type="float" office:value="6.537697503469223">
            <text:p>6.537697503469223</text:p>
          </table:table-cell>
          <table:table-cell office:value-type="float" office:value="6.6649989872429165">
            <text:p>6.6649989872429165</text:p>
          </table:table-cell>
          <table:table-cell office:value-type="float" office:value="6.63179792506625">
            <text:p>6.63179792506625</text:p>
          </table:table-cell>
          <table:table-cell office:value-type="float" office:value="6.533505367166336">
            <text:p>6.533505367166336</text:p>
          </table:table-cell>
          <table:table-cell office:value-type="float" office:value="5.695247398662339">
            <text:p>5.695247398662339</text:p>
          </table:table-cell>
          <table:table-cell office:value-type="float" office:value="6.14370892322814">
            <text:p>6.14370892322814</text:p>
          </table:table-cell>
          <table:table-cell office:value-type="float" office:value="6.668340681267833">
            <text:p>6.668340681267833</text:p>
          </table:table-cell>
          <table:table-cell office:value-type="float" office:value="6.666134503316789">
            <text:p>6.666134503316789</text:p>
          </table:table-cell>
          <table:table-cell office:value-type="float" office:value="6.226156096305357">
            <text:p>6.226156096305357</text:p>
          </table:table-cell>
          <table:table-cell office:value-type="float" office:value="5.935805388354947">
            <text:p>5.935805388354947</text:p>
          </table:table-cell>
          <table:table-cell office:value-type="float" office:value="5.943795608078087">
            <text:p>5.943795608078087</text:p>
          </table:table-cell>
          <table:table-cell office:value-type="float" office:value="5.678308662977971">
            <text:p>5.678308662977971</text:p>
          </table:table-cell>
          <table:table-cell office:value-type="float" office:value="5.849718612999542">
            <text:p>5.849718612999542</text:p>
          </table:table-cell>
          <table:table-cell office:value-type="float" office:value="5.8671317173864725">
            <text:p>5.867131717386472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9842992726697193">
            <text:p>2.9842992726697193</text:p>
          </table:table-cell>
          <table:table-cell office:value-type="float" office:value="2.911596589851757">
            <text:p>2.911596589851757</text:p>
          </table:table-cell>
          <table:table-cell office:value-type="float" office:value="2.602596089104164">
            <text:p>2.602596089104164</text:p>
          </table:table-cell>
          <table:table-cell office:value-type="float" office:value="2.5527950616363992">
            <text:p>2.5527950616363992</text:p>
          </table:table-cell>
          <table:table-cell office:value-type="float" office:value="2.410226833788508">
            <text:p>2.410226833788508</text:p>
          </table:table-cell>
          <table:table-cell office:value-type="float" office:value="2.5586747347181995">
            <text:p>2.5586747347181995</text:p>
          </table:table-cell>
          <table:table-cell office:value-type="float" office:value="3.094734213943055">
            <text:p>3.094734213943055</text:p>
          </table:table-cell>
          <table:table-cell office:value-type="float" office:value="2.6910429902728206">
            <text:p>2.6910429902728206</text:p>
          </table:table-cell>
          <table:table-cell office:value-type="float" office:value="2.888036089975329">
            <text:p>2.888036089975329</text:p>
          </table:table-cell>
          <table:table-cell office:value-type="float" office:value="3.023914828467629">
            <text:p>3.023914828467629</text:p>
          </table:table-cell>
          <table:table-cell office:value-type="float" office:value="2.931779982335741">
            <text:p>2.931779982335741</text:p>
          </table:table-cell>
          <table:table-cell office:value-type="float" office:value="2.859956321518165">
            <text:p>2.859956321518165</text:p>
          </table:table-cell>
          <table:table-cell office:value-type="float" office:value="2.799195593360428">
            <text:p>2.799195593360428</text:p>
          </table:table-cell>
          <table:table-cell office:value-type="float" office:value="2.687747857077264">
            <text:p>2.687747857077264</text:p>
          </table:table-cell>
          <table:table-cell office:value-type="float" office:value="2.5010741551950995">
            <text:p>2.5010741551950995</text:p>
          </table:table-cell>
          <table:table-cell office:value-type="float" office:value="2.604551448913572">
            <text:p>2.604551448913572</text:p>
          </table:table-cell>
          <table:table-cell office:value-type="float" office:value="2.88001180954994">
            <text:p>2.88001180954994</text:p>
          </table:table-cell>
          <table:table-cell office:value-type="float" office:value="3.4898692109741023">
            <text:p>3.4898692109741023</text:p>
          </table:table-cell>
          <table:table-cell office:value-type="float" office:value="3.2260501585332886">
            <text:p>3.2260501585332886</text:p>
          </table:table-cell>
          <table:table-cell office:value-type="float" office:value="2.9852060939737193">
            <text:p>2.9852060939737193</text:p>
          </table:table-cell>
          <table:table-cell office:value-type="float" office:value="2.949038640477994">
            <text:p>2.949038640477994</text:p>
          </table:table-cell>
          <table:table-cell office:value-type="float" office:value="2.755192800673494">
            <text:p>2.755192800673494</text:p>
          </table:table-cell>
          <table:table-cell office:value-type="float" office:value="3.239846068661792">
            <text:p>3.239846068661792</text:p>
          </table:table-cell>
          <table:table-cell office:value-type="float" office:value="3.0991524377952344">
            <text:p>3.0991524377952344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6785518557412681">
            <text:p>0.6785518557412681</text:p>
          </table:table-cell>
          <table:table-cell office:value-type="float" office:value="0.48120922153660584">
            <text:p>0.48120922153660584</text:p>
          </table:table-cell>
          <table:table-cell office:value-type="float" office:value="0.4036237809317989">
            <text:p>0.4036237809317989</text:p>
          </table:table-cell>
          <table:table-cell office:value-type="float" office:value="0.5116831866340676">
            <text:p>0.5116831866340676</text:p>
          </table:table-cell>
          <table:table-cell office:value-type="float" office:value="0.43035422028714837">
            <text:p>0.43035422028714837</text:p>
          </table:table-cell>
          <table:table-cell office:value-type="float" office:value="0.3561330986552066">
            <text:p>0.3561330986552066</text:p>
          </table:table-cell>
          <table:table-cell office:value-type="float" office:value="0.3034321715630035">
            <text:p>0.3034321715630035</text:p>
          </table:table-cell>
          <table:table-cell office:value-type="float" office:value="0.91360872086313">
            <text:p>0.91360872086313</text:p>
          </table:table-cell>
          <table:table-cell office:value-type="float" office:value="0.9522756424606348">
            <text:p>0.9522756424606348</text:p>
          </table:table-cell>
          <table:table-cell office:value-type="float" office:value="0.8238466999050974">
            <text:p>0.8238466999050974</text:p>
          </table:table-cell>
          <table:table-cell office:value-type="float" office:value="0.9474703342960049">
            <text:p>0.9474703342960049</text:p>
          </table:table-cell>
          <table:table-cell office:value-type="float" office:value="0.8790577456353567">
            <text:p>0.8790577456353567</text:p>
          </table:table-cell>
          <table:table-cell office:value-type="float" office:value="0.8880924417380001">
            <text:p>0.8880924417380001</text:p>
          </table:table-cell>
          <table:table-cell office:value-type="float" office:value="0.7953583166703916">
            <text:p>0.7953583166703916</text:p>
          </table:table-cell>
          <table:table-cell office:value-type="float" office:value="0.47294123203595395">
            <text:p>0.47294123203595395</text:p>
          </table:table-cell>
          <table:table-cell office:value-type="float" office:value="0.742476613539025">
            <text:p>0.742476613539025</text:p>
          </table:table-cell>
          <table:table-cell office:value-type="float" office:value="0.8890065999732283">
            <text:p>0.8890065999732283</text:p>
          </table:table-cell>
          <table:table-cell office:value-type="float" office:value="0.842050525879327">
            <text:p>0.842050525879327</text:p>
          </table:table-cell>
          <table:table-cell office:value-type="float" office:value="0.5795296563499392">
            <text:p>0.5795296563499392</text:p>
          </table:table-cell>
          <table:table-cell office:value-type="float" office:value="0.6010601171432595">
            <text:p>0.6010601171432595</text:p>
          </table:table-cell>
          <table:table-cell office:value-type="float" office:value="0.5645771260205086">
            <text:p>0.5645771260205086</text:p>
          </table:table-cell>
          <table:table-cell office:value-type="float" office:value="0.35012963017475474">
            <text:p>0.35012963017475474</text:p>
          </table:table-cell>
          <table:table-cell office:value-type="float" office:value="0.3185870121850778">
            <text:p>0.3185870121850778</text:p>
          </table:table-cell>
          <table:table-cell office:value-type="float" office:value="0.33851868035416166">
            <text:p>0.338518680354161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5577464181766203">
            <text:p>-0.5577464181766203</text:p>
          </table:table-cell>
          <table:table-cell office:value-type="float" office:value="-0.5599758227082122">
            <text:p>-0.5599758227082122</text:p>
          </table:table-cell>
          <table:table-cell office:value-type="float" office:value="-0.5371756790047345">
            <text:p>-0.5371756790047345</text:p>
          </table:table-cell>
          <table:table-cell office:value-type="float" office:value="-0.5556346922711868">
            <text:p>-0.5556346922711868</text:p>
          </table:table-cell>
          <table:table-cell office:value-type="float" office:value="-0.5143970604924599">
            <text:p>-0.5143970604924599</text:p>
          </table:table-cell>
          <table:table-cell office:value-type="float" office:value="-0.4693895936661659">
            <text:p>-0.4693895936661659</text:p>
          </table:table-cell>
          <table:table-cell office:value-type="float" office:value="-0.29860625914923405">
            <text:p>-0.29860625914923405</text:p>
          </table:table-cell>
          <table:table-cell office:value-type="float" office:value="-0.042753526339584444">
            <text:p>-0.042753526339584444</text:p>
          </table:table-cell>
          <table:table-cell office:value-type="float" office:value="-0.045355247258376134">
            <text:p>-0.045355247258376134</text:p>
          </table:table-cell>
          <table:table-cell office:value-type="float" office:value="-0.03054870583162469">
            <text:p>-0.03054870583162469</text:p>
          </table:table-cell>
          <table:table-cell office:value-type="float" office:value="-0.026146919363451367">
            <text:p>-0.026146919363451367</text:p>
          </table:table-cell>
          <table:table-cell office:value-type="float" office:value="-0.11661017444891124">
            <text:p>-0.11661017444891124</text:p>
          </table:table-cell>
          <table:table-cell office:value-type="float" office:value="-0.17301162940197368">
            <text:p>-0.17301162940197368</text:p>
          </table:table-cell>
          <table:table-cell office:value-type="float" office:value="-0.22644580273533327">
            <text:p>-0.22644580273533327</text:p>
          </table:table-cell>
          <table:table-cell office:value-type="float" office:value="-0.2245473470558054">
            <text:p>-0.2245473470558054</text:p>
          </table:table-cell>
          <table:table-cell office:value-type="float" office:value="-0.2306336659889921">
            <text:p>-0.2306336659889921</text:p>
          </table:table-cell>
          <table:table-cell office:value-type="float" office:value="-0.1802593695403961">
            <text:p>-0.1802593695403961</text:p>
          </table:table-cell>
          <table:table-cell office:value-type="float" office:value="0.06004707521848457">
            <text:p>0.06004707521848457</text:p>
          </table:table-cell>
          <table:table-cell office:value-type="float" office:value="-0.008213572721008679">
            <text:p>-0.008213572721008679</text:p>
          </table:table-cell>
          <table:table-cell office:value-type="float" office:value="-0.09712732090552904">
            <text:p>-0.09712732090552904</text:p>
          </table:table-cell>
          <table:table-cell office:value-type="float" office:value="-0.18346548403266474">
            <text:p>-0.18346548403266474</text:p>
          </table:table-cell>
          <table:table-cell office:value-type="float" office:value="-0.24175516163136768">
            <text:p>-0.24175516163136768</text:p>
          </table:table-cell>
          <table:table-cell office:value-type="float" office:value="-0.3406758485969585">
            <text:p>-0.3406758485969585</text:p>
          </table:table-cell>
          <table:table-cell office:value-type="float" office:value="-0.4218199123797375">
            <text:p>-0.421819912379737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